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28d510" officeooo:paragraph-rsid="0036aec0" style:font-weight-asian="normal" style:font-weight-complex="normal"/>
    </style:style>
    <style:style style:name="P2" style:family="paragraph" style:parent-style-name="Standard">
      <style:text-properties fo:font-weight="normal" officeooo:rsid="0022f991" officeooo:paragraph-rsid="0036aec0" style:font-weight-asian="normal" style:font-weight-complex="normal"/>
    </style:style>
    <style:style style:name="P3" style:family="paragraph" style:parent-style-name="Standard">
      <style:text-properties fo:font-weight="normal" officeooo:rsid="001db32e" officeooo:paragraph-rsid="0036aec0" style:font-weight-asian="normal" style:font-weight-complex="normal"/>
    </style:style>
    <style:style style:name="P4" style:family="paragraph" style:parent-style-name="Standard">
      <style:text-properties fo:font-weight="normal" officeooo:rsid="001ffc87" officeooo:paragraph-rsid="0036aec0" style:font-weight-asian="normal" style:font-weight-complex="normal"/>
    </style:style>
    <style:style style:name="P5" style:family="paragraph" style:parent-style-name="Standard">
      <style:text-properties fo:font-weight="normal" officeooo:rsid="002497cd" officeooo:paragraph-rsid="0036aec0" style:font-weight-asian="normal" style:font-weight-complex="normal"/>
    </style:style>
    <style:style style:name="P6" style:family="paragraph" style:parent-style-name="Standard">
      <style:text-properties fo:font-weight="normal" officeooo:rsid="00386c5b" officeooo:paragraph-rsid="00386c5b" style:font-weight-asian="normal" style:font-weight-complex="normal"/>
    </style:style>
    <style:style style:name="P7" style:family="paragraph" style:parent-style-name="Standard">
      <style:text-properties fo:font-style="normal" fo:font-weight="normal" officeooo:rsid="00366207" officeooo:paragraph-rsid="0036aec0" style:font-style-asian="normal" style:font-weight-asian="normal" style:font-style-complex="normal" style:font-weight-complex="normal"/>
    </style:style>
    <style:style style:name="P8" style:family="paragraph" style:parent-style-name="Standard">
      <style:text-properties fo:font-style="normal" fo:font-weight="normal" officeooo:rsid="001db32e" officeooo:paragraph-rsid="0036aec0" style:font-style-asian="normal" style:font-weight-asian="normal" style:font-style-complex="normal" style:font-weight-complex="normal"/>
    </style:style>
    <style:style style:name="P9" style:family="paragraph" style:parent-style-name="Standard">
      <style:text-properties fo:font-style="normal" fo:font-weight="normal" officeooo:rsid="002addaf" officeooo:paragraph-rsid="0036aec0" style:font-style-asian="normal" style:font-weight-asian="normal" style:font-style-complex="normal" style:font-weight-complex="normal"/>
    </style:style>
    <style:style style:name="P10" style:family="paragraph" style:parent-style-name="Standard">
      <style:text-properties fo:font-style="normal" fo:font-weight="normal" officeooo:rsid="00386c5b" officeooo:paragraph-rsid="00386c5b" style:font-style-asian="normal" style:font-weight-asian="normal" style:font-style-complex="normal" style:font-weight-complex="normal"/>
    </style:style>
    <style:style style:name="P11" style:family="paragraph" style:parent-style-name="Standard">
      <style:text-properties fo:font-style="normal" fo:font-weight="bold" officeooo:rsid="002c543e" officeooo:paragraph-rsid="0036aec0" style:font-style-asian="normal" style:font-weight-asian="bold" style:font-style-complex="normal" style:font-weight-complex="bold"/>
    </style:style>
    <style:style style:name="P12" style:family="paragraph" style:parent-style-name="Standard">
      <style:text-properties fo:font-style="normal" fo:font-weight="bold" officeooo:rsid="002addaf" officeooo:paragraph-rsid="0036aec0" style:font-style-asian="normal" style:font-weight-asian="bold" style:font-style-complex="normal" style:font-weight-complex="bold"/>
    </style:style>
    <style:style style:name="P13" style:family="paragraph" style:parent-style-name="Standard">
      <style:text-properties fo:font-weight="bold" officeooo:rsid="002eb1fd" officeooo:paragraph-rsid="0036aec0" style:font-weight-asian="bold" style:font-weight-complex="bold"/>
    </style:style>
    <style:style style:name="P14" style:family="paragraph" style:parent-style-name="Standard">
      <style:text-properties fo:font-weight="bold" officeooo:rsid="001cafba" officeooo:paragraph-rsid="0036aec0" style:font-weight-asian="bold" style:font-weight-complex="bold"/>
    </style:style>
    <style:style style:name="P15" style:family="paragraph" style:parent-style-name="Standard">
      <style:text-properties fo:font-weight="bold" officeooo:rsid="0022f991" officeooo:paragraph-rsid="0036aec0" style:font-weight-asian="bold" style:font-weight-complex="bold"/>
    </style:style>
    <style:style style:name="P16" style:family="paragraph" style:parent-style-name="Standard">
      <style:text-properties officeooo:rsid="001c600f" officeooo:paragraph-rsid="0036aec0"/>
    </style:style>
    <style:style style:name="P17" style:family="paragraph" style:parent-style-name="Standard">
      <style:text-properties officeooo:rsid="001cafba" officeooo:paragraph-rsid="0036aec0"/>
    </style:style>
    <style:style style:name="P18" style:family="paragraph" style:parent-style-name="Standard">
      <style:text-properties officeooo:paragraph-rsid="0036aec0"/>
    </style:style>
    <style:style style:name="P19" style:family="paragraph" style:parent-style-name="Standard">
      <style:text-properties fo:font-style="normal" fo:font-weight="normal" officeooo:rsid="0032964e" officeooo:paragraph-rsid="0036aec0" style:font-style-asian="normal" style:font-weight-asian="normal" style:font-style-complex="normal" style:font-weight-complex="normal"/>
    </style:style>
    <style:style style:name="P20" style:family="paragraph" style:parent-style-name="Standard">
      <style:text-properties fo:font-style="normal" fo:font-weight="normal" officeooo:rsid="002a1d8a" officeooo:paragraph-rsid="0036aec0" style:font-style-asian="normal" style:font-weight-asian="normal" style:font-style-complex="normal" style:font-weight-complex="normal"/>
    </style:style>
    <style:style style:name="P21" style:family="paragraph" style:parent-style-name="Standard">
      <style:text-properties fo:font-style="normal" fo:font-weight="normal" officeooo:rsid="0033a3c2" officeooo:paragraph-rsid="0036aec0" style:font-style-asian="normal" style:font-weight-asian="normal" style:font-style-complex="normal" style:font-weight-complex="normal"/>
    </style:style>
    <style:style style:name="P22" style:family="paragraph" style:parent-style-name="Standard">
      <style:text-properties fo:font-style="normal" fo:font-weight="normal" officeooo:rsid="003589f4" officeooo:paragraph-rsid="0036aec0" style:font-style-asian="normal" style:font-weight-asian="normal" style:font-style-complex="normal" style:font-weight-complex="normal"/>
    </style:style>
    <style:style style:name="P23" style:family="paragraph" style:parent-style-name="Standard" style:list-style-name="L1">
      <style:text-properties fo:font-style="normal" fo:font-weight="normal" officeooo:rsid="002a2028" officeooo:paragraph-rsid="0036aec0" style:font-style-asian="normal" style:font-weight-asian="normal" style:font-style-complex="normal" style:font-weight-complex="normal"/>
    </style:style>
    <style:style style:name="P24" style:family="paragraph" style:parent-style-name="Standard">
      <style:text-properties fo:font-style="italic" fo:font-weight="normal" officeooo:rsid="002987b9" officeooo:paragraph-rsid="0036aec0" style:font-style-asian="italic" style:font-weight-asian="normal" style:font-style-complex="italic" style:font-weight-complex="normal"/>
    </style:style>
    <style:style style:name="P25" style:family="paragraph" style:parent-style-name="Standard">
      <style:text-properties officeooo:rsid="001c600f" officeooo:paragraph-rsid="0036aec0"/>
    </style:style>
    <style:style style:name="P26" style:family="paragraph" style:parent-style-name="Standard">
      <style:text-properties officeooo:rsid="003a0bba" officeooo:paragraph-rsid="003a0bba"/>
    </style:style>
    <style:style style:name="T1" style:family="text">
      <style:text-properties officeooo:rsid="001c600f"/>
    </style:style>
    <style:style style:name="T2" style:family="text">
      <style:text-properties style:text-underline-style="none" fo:font-weight="bold" style:font-weight-asian="bold" style:font-weight-complex="bold"/>
    </style:style>
    <style:style style:name="T3" style:family="text">
      <style:text-properties officeooo:rsid="001cafba"/>
    </style:style>
    <style:style style:name="T4" style:family="text">
      <style:text-properties officeooo:rsid="00212b48"/>
    </style:style>
    <style:style style:name="T5" style:family="text">
      <style:text-properties officeooo:rsid="0022f991"/>
    </style:style>
    <style:style style:name="T6" style:family="text">
      <style:text-properties fo:font-weight="bold" style:font-weight-asian="bold" style:font-weight-complex="bold"/>
    </style:style>
    <style:style style:name="T7" style:family="text">
      <style:text-properties officeooo:rsid="0028eb02"/>
    </style:style>
    <style:style style:name="T8" style:family="text">
      <style:text-properties fo:font-style="normal" style:font-style-asian="normal" style:font-style-complex="normal"/>
    </style:style>
    <style:style style:name="T9" style:family="text">
      <style:text-properties fo:font-style="normal" officeooo:rsid="002987b9" style:font-style-asian="normal" style:font-style-complex="normal"/>
    </style:style>
    <style:style style:name="T10" style:family="text">
      <style:text-properties fo:font-style="normal" officeooo:rsid="00323b48" style:font-style-asian="normal" style:font-style-complex="normal"/>
    </style:style>
    <style:style style:name="T11" style:family="text">
      <style:text-properties fo:font-style="normal" officeooo:rsid="0032964e" style:font-style-asian="normal" style:font-style-complex="normal"/>
    </style:style>
    <style:style style:name="T12" style:family="text">
      <style:text-properties fo:font-style="normal" officeooo:rsid="002a2028" style:font-style-asian="normal" style:font-style-complex="normal"/>
    </style:style>
    <style:style style:name="T13" style:family="text">
      <style:text-properties fo:font-style="normal" officeooo:rsid="0033a3c2" style:font-style-asian="normal" style:font-style-complex="normal"/>
    </style:style>
    <style:style style:name="T14" style:family="text">
      <style:text-properties fo:font-style="normal" officeooo:rsid="003589f4" style:font-style-asian="normal" style:font-style-complex="normal"/>
    </style:style>
    <style:style style:name="T15" style:family="text">
      <style:text-properties fo:font-style="normal" officeooo:rsid="00366207" style:font-style-asian="normal" style:font-style-complex="normal"/>
    </style:style>
    <style:style style:name="T16" style:family="text">
      <style:text-properties fo:font-style="normal" fo:font-weight="normal" officeooo:rsid="0032964e" style:font-style-asian="normal" style:font-weight-asian="normal" style:font-style-complex="normal" style:font-weight-complex="normal"/>
    </style:style>
    <style:style style:name="T17" style:family="text">
      <style:text-properties fo:font-style="normal" fo:font-weight="normal" officeooo:rsid="002987b9" style:font-style-asian="normal" style:font-weight-asian="normal" style:font-style-complex="normal" style:font-weight-complex="normal"/>
    </style:style>
    <style:style style:name="T18" style:family="text">
      <style:text-properties fo:font-style="normal" fo:font-weight="normal" officeooo:rsid="002a1d8a" style:font-style-asian="normal" style:font-weight-asian="normal" style:font-style-complex="normal" style:font-weight-complex="normal"/>
    </style:style>
    <style:style style:name="T19" style:family="text">
      <style:text-properties fo:font-style="normal" fo:font-weight="normal" officeooo:rsid="0033a3c2" style:font-style-asian="normal" style:font-weight-asian="normal" style:font-style-complex="normal" style:font-weight-complex="normal"/>
    </style:style>
    <style:style style:name="T20" style:family="text">
      <style:text-properties officeooo:rsid="001db32e"/>
    </style:style>
    <style:style style:name="T21" style:family="text">
      <style:text-properties officeooo:rsid="002c543e"/>
    </style:style>
    <style:style style:name="T22" style:family="text">
      <style:text-properties officeooo:rsid="002e02b0"/>
    </style:style>
    <style:style style:name="T23" style:family="text">
      <style:text-properties officeooo:rsid="003083ca"/>
    </style:style>
    <style:style style:name="T24" style:family="text">
      <style:text-properties fo:font-weight="normal" officeooo:rsid="0022f991" style:font-weight-asian="normal" style:font-weight-complex="normal"/>
    </style:style>
    <style:style style:name="T25" style:family="text">
      <style:text-properties fo:font-weight="normal" officeooo:rsid="0036aec0" style:font-weight-asian="normal" style:font-weight-complex="normal"/>
    </style:style>
    <style:style style:name="T26" style:family="text">
      <style:text-properties fo:font-weight="normal" officeooo:rsid="00376858" style:font-weight-asian="normal" style:font-weight-complex="normal"/>
    </style:style>
    <style:style style:name="T27" style:family="text">
      <style:text-properties fo:font-weight="normal" officeooo:rsid="001db32e" style:font-weight-asian="normal" style:font-weight-complex="normal"/>
    </style:style>
    <style:style style:name="T28" style:family="text">
      <style:text-properties fo:font-weight="normal" officeooo:rsid="00212b48" style:font-weight-asian="normal" style:font-weight-complex="normal"/>
    </style:style>
    <style:style style:name="T29" style:family="text">
      <style:text-properties fo:font-weight="normal" officeooo:rsid="002eb1fd" style:font-weight-asian="normal" style:font-weight-complex="normal"/>
    </style:style>
    <style:style style:name="T30" style:family="text">
      <style:text-properties fo:font-weight="normal" officeooo:rsid="003083ca" style:font-weight-asian="normal" style:font-weight-complex="normal"/>
    </style:style>
    <style:style style:name="T31" style:family="text">
      <style:text-properties fo:font-weight="normal" officeooo:rsid="0039b24b" style:font-weight-asian="normal" style:font-weight-complex="normal"/>
    </style:style>
    <style:style style:name="T32" style:family="text">
      <style:text-properties officeooo:rsid="00323b48"/>
    </style:style>
    <style:style style:name="T33" style:family="text">
      <style:text-properties officeooo:rsid="0036aec0"/>
    </style:style>
    <style:style style:name="T34" style:family="text">
      <style:text-properties officeooo:rsid="00376858"/>
    </style:style>
    <style:style style:name="T35" style:family="text">
      <style:text-properties officeooo:rsid="00386c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onnar Castellano</text:p>
      <text:p text:style-name="P26">Betzel Evaluation</text:p>
      <text:p text:style-name="P26"/>
      <text:p text:style-name="P26">Link to Paper: https://pubmed.ncbi.nlm.nih.gov/26393868/</text:p>
      <text:p text:style-name="P16"/>
      <text:p text:style-name="P18"><text:span text:style-name="T2">Summary</text:span> </text:p>
      <text:p text:style-name="P18"><text:span text:style-name="T1">The paper begins by giving a brief description of the concepts of structural/functional brain networks and the key ideas behind network analysis. Next the paper describes the types of module detection including: modularity maximization in signed and unsigned networks, distance based methods, infomaps, block models, overlapping communities, and independent component analysis. The paper while discussing these methods also ties in various </text:span><text:span text:style-name="T3">technical </text:span><text:span text:style-name="T1">advantages and issues associated with each method, </text:span><text:span text:style-name="T3">with</text:span><text:span text:style-name="T1"> the majority of the time <text:s/>spent <text:s/></text:span><text:span text:style-name="T3">on modularity maximization. <text:s/>After discussing the methods from a technical view point the paper gives an overview of the practical issues such as how communities are conceptualized and <text:s/>what it means to have robust results. Lastly, the paper gives an overview of the history of the field for evidence as to why there are modules in brain networks using examples like the C. Elegans. </text:span><text:span text:style-name="T33">In this final section the authors</text:span><text:span text:style-name="T3"> explains why these networks exist in humans before wrapping up by using evolution as a motivator for brain modulation. </text:span></text:p>
      <text:p text:style-name="P17"/>
      <text:p text:style-name="P14">Strengths</text:p>
      <text:p text:style-name="P2"/>
      <text:p text:style-name="P18"><text:span text:style-name="T24">The overall strength here is that this paper feels </text:span><text:span text:style-name="T25">could be a </text:span><text:span text:style-name="T24"><text:s/>reference for the various approaches both algorithmic and conceptual when trying to decide on how to choose an approach to modularity. In a field that is dominated by people coming from various backgrounds the authors are able to provide an approachable and gentle overview while not shying away from technical </text:span><text:span text:style-name="T26">definitions</text:span><text:span text:style-name="T24">.</text:span></text:p>
      <text:p text:style-name="P14"/>
      <text:p text:style-name="P3"><text:span text:style-name="T34">As mentioned above the</text:span> paper does not shy away from being explicit definitions of technical terms. The last few papers that we have read hand waved definitions. However, Betzel and Sporns do a great job of writing down equations and algorithms in a concise manner <text:span text:style-name="T4">allowing readers with a stronger math background to engage with the concepts of the field in a more meaningful way. People coming from a non-neuroscience background are better able to understand the strengths and weakness of algorithms if </text:span><text:span text:style-name="T34">mathematical </text:span><text:span text:style-name="T4">definitions </text:span><text:span text:style-name="T34">are known</text:span><text:span text:style-name="T4">. </text:span></text:p>
      <text:p text:style-name="P3"/>
      <text:p text:style-name="P18"><text:span text:style-name="T27">Along this same path is that even though the authors </text:span><text:span text:style-name="T28">get down into the weeds of the </text:span><text:span text:style-name="T27">algorithms and math they don’t get bogged down. The paper is ultimately a high level survey and the authors don’t define anything that they don't have too staying in the purview of the paper. A great example of this is that the authors mention the struggles of computing an exhaustive search for finding the most optimal Q and give a brief </text:span><text:span text:style-name="T26">list</text:span><text:span text:style-name="T27"> of the solutions </text:span><text:span text:style-name="T26">instead of dedicating time to each one</text:span><text:span text:style-name="T27">. </text:span><text:span text:style-name="T28">Correctly walking this line allows readers to more fully understand the field without having to worry about theoretical underpinnings that don't matter as much in neuroscience.</text:span></text:p>
      <text:p text:style-name="P3"/>
      <text:p text:style-name="P4">The final major strength of this paper is its ability to tackle high conceptual issues in module detection. Generally I find that authors tend to either focus on technical <text:span text:style-name="T5">or conceptual </text:span>weakness. However, in this paper both are shown. As a reader this makes it much easier to engage with the material because it allows readers to explicitly imagine how for example how many communities would be appropriate for any given method. This also seems like it would be a key potential issue in the field. We have many times in class brought up that the choice of the number of nodes is somewhat arbitrary i.e. 100 vs 105. However, the authors make it clear this is a problem in the field because you can get very different results depending on how hyper parameters <text:span text:style-name="T34">are choosen</text:span>. </text:p>
      <text:p text:style-name="P2"/>
      <text:p text:style-name="P15"><text:soft-page-break/>Weaknesses</text:p>
      <text:p text:style-name="P5">There is one major weakness <text:s/>to this paper. The paper does not convince the reader that modularity is the best approach for understanding the brain. Instead of giving a quantitative reasoning to why modularity is theoretically sound the authors go off on <text:span text:style-name="T34">an odd</text:span> tangent about evolution for nearly 7 pages. This would have been fine as a motivating subsection but ultimately I would want to see that how network modulation performs compared to other methods and even its accuracy to itself. These ideas are touched on <text:span text:style-name="T34">briefly </text:span>through comparing <text:span text:style-name="T34">modulation </text:span>to random networks but never formally developed in the paper. If the point of network modulation is to find the ground truth in how the brain is divided there is a staggering lack of quantitative evidence in a paper that is front loaded with quantitative ideas. I understand that this is a major problem in the field i.e. a lack of ground truth so it is hard to know the correct answer but simply hand waving away why modulation is the best or even works was very frustrating as a reader. <text:s/></text:p>
      <text:p text:style-name="P5"/>
      <text:p text:style-name="P18"><text:span text:style-name="T6">Module Detection</text:span> </text:p>
      <text:p text:style-name="P1">1. Modularity Maximization</text:p>
      <text:p text:style-name="P1">Modularity Maximization <text:span text:style-name="T23">i</text:span><text:span text:style-name="T7">ntuitively makes sense as a metric for deciding on communities. </text:span><text:span text:style-name="T23">This</text:span><text:span text:style-name="T7"> </text:span><text:span text:style-name="T23">allows for easy interpretation of the algorithm. This algorithm can also be used in signed networks. This allow</text:span><text:span text:style-name="T35">s</text:span><text:span text:style-name="T23"> the user to detect inhibitory and excitatory results; Also, with the participation coefficient this algorithm is also able to look at book structural and functional networks. </text:span></text:p>
      <text:p text:style-name="P1"/>
      <text:p text:style-name="P1"><text:span text:style-name="T23">There are clear weakness as well. A</text:span><text:span text:style-name="T7">s </text:span><text:span text:style-name="T23">the number of nodes goes to </text:span><text:span text:style-name="T7">infinity the number of partitions that achieve a satisfactory Q </text:span><text:span text:style-name="T23">goes to </text:span><text:span text:style-name="T7">infinity as well. </text:span><text:span text:style-name="T23">This makes it hard to know if you have an optimal result. </text:span><text:span text:style-name="T7">Resolution limit can make it hard to define small communities. </text:span><text:span text:style-name="T23">As such, you might miss the correct modulation with no fix. Lastly, </text:span><text:span text:style-name="T32">c</text:span><text:span text:style-name="T7">omputationally intractable to optimize due to size of the search space.</text:span></text:p>
      <text:p text:style-name="P1"/>
      <text:p text:style-name="P1">2. Distance-based modules</text:p>
      <text:p text:style-name="P1"><text:span text:style-name="T32">The first strength of the distance based metric is that it is </text:span><text:span text:style-name="T10">d</text:span><text:span text:style-name="T9">eterministic </text:span><text:span text:style-name="T10">for certain algorithms like hierarchical clustering. This allows the user to have more easily reproducible results. </text:span><text:span text:style-name="T11">The other major strength is that you are able to best choose your distance metric that you would need to suit the community that you are trying to capture. This allows flexibility in the target space for the algorithm.</text:span></text:p>
      <text:p text:style-name="P19"/>
      <text:p text:style-name="P1"><text:span text:style-name="T11">However, the main drawback of the distance based methods is that t</text:span><text:span text:style-name="T9">he idea of a community diverges from traditional network ideas. </text:span><text:span text:style-name="T11">This can make interpretation of the results tricky compared to other measures. </text:span></text:p>
      <text:p text:style-name="P19"/>
      <text:p text:style-name="P1">3. Infomap</text:p>
      <text:p text:style-name="P7">The biggest strength of infomap is that it is able to identify a different metric than the other methods mentioned here. Namely that the algorithm is able find the path that best compresses information. </text:p>
      <text:p text:style-name="P7"/>
      <text:p text:style-name="P10">The paper does briefly mention that this algorithm implemented naively is suboptimal but there have been advancements to over come this challenge. </text:p>
      <text:p text:style-name="P24"/>
      <text:p text:style-name="P1">Block Models</text:p>
      <text:p text:style-name="P18"><text:span text:style-name="T16">The biggest strength of the block models is that the model is a</text:span><text:span text:style-name="T17">ble to identify more diverse architectures </text:span><text:span text:style-name="T16">such as bipartite graphs than other measures. This allows for a richer understanding of the data. Also, the model is able to learn</text:span><text:span text:style-name="T17"> </text:span><text:span text:style-name="T18">from the network itself </text:span><text:span text:style-name="T16">making it a more flexible method. </text:span></text:p>
      <text:p text:style-name="P19"/>
      <text:p text:style-name="P18"><text:soft-page-break/><text:span text:style-name="T19">The weakness of <text:s/>this model is a two part affair. The first part is that you are r</text:span><text:span text:style-name="T18">equire</text:span><text:span text:style-name="T19">d</text:span><text:span text:style-name="T18"> number of communities to be specified ahead of time </text:span><text:span text:style-name="T19">and because of the extra parameters in the model it can be c</text:span><text:span text:style-name="T18">omputational intensive.</text:span></text:p>
      <text:p text:style-name="P20"><text:s/></text:p>
      <text:p text:style-name="P1">Overlapping communities</text:p>
      <text:p text:style-name="P1"><text:span text:style-name="T13">The first strength of this model is unique to it compared to the other algorithms - a</text:span><text:span text:style-name="T12">llows for overlapping communities. </text:span><text:span text:style-name="T13">This seems very strong as it can help to divide other communities into what I am assuming are more realistic results. Also, this model unlike modulation maximization does not suffer from a resolution limit. </text:span></text:p>
      <text:p text:style-name="P21"/>
      <text:p text:style-name="P6"><text:span text:style-name="T13">T</text:span><text:span text:style-name="T8">he paper neglects to mention any explicit weakness of this modulation.</text:span></text:p>
      <text:p text:style-name="P21"/>
      <text:p text:style-name="P1">6. Independent component analysis</text:p>
      <text:p text:style-name="P1"><text:span text:style-name="T14">The biggest strength of ICA is that it finds</text:span><text:span text:style-name="T12"> maximal independence </text:span><text:span text:style-name="T14">between your components. As such, if maximal independence is the key metric this provides a very solid algorithm. Also, it is easily combined with other algorithms.</text:span></text:p>
      <text:p text:style-name="P22"/>
      <text:p text:style-name="P1"><text:span text:style-name="T14">One of the weakness of ICA is that it o</text:span><text:span text:style-name="T12">nly linear combinations. </text:span><text:span text:style-name="T14">As such, it will miss out on higher order interactions with the data. Also, </text:span><text:span text:style-name="T15">ICA does not provide any information on how the components are related making it harder to interpret. </text:span></text:p>
      <text:list xml:id="list638326718" text:style-name="L1">
        <text:list-header>
          <text:p text:style-name="P23"/>
        </text:list-header>
      </text:list>
      <text:p text:style-name="P11">Challenges to Modulation</text:p>
      <text:p text:style-name="P8">Betzel and Sporns <text:span text:style-name="T21">highlight a few majors challenges to modulation throughout this paper. The first challenge is coming to a clear consensus on what a community entails. For example can nodes be a member of multiple communities. Given that the purpose of these methods is to ultimately segment the brain into the “correct” communities having a clear definition of what defines a community before hand is of the utmost importance. </text:span></text:p>
      <text:p text:style-name="P8"/>
      <text:p text:style-name="P8"><text:span text:style-name="T21">The other major challenge is trying to determine how good a community partition is in the brain. </text:span><text:span text:style-name="T22">Often times many of these methods will find optimal community partitions for even randomly generated networks. The authors outline a few methods to deal with this issue such as a Q score for a random network vs the network in detail. However, there are issues with this because even certain random networks sometimes exhibit more modular structure. The paper also mentions adding noise because strongly linked networks should still be strongly linked but this is time consuming. </text:span></text:p>
      <text:p text:style-name="P12"/>
      <text:p text:style-name="P9"><text:span text:style-name="T6">Recommended Modulation Technique</text:span> </text:p>
      <text:p text:style-name="P9">The best method that the paper recommends is using an ensemble method. <text:span text:style-name="T20">Betzel and Sporns </text:span>suggest that because different algorithms tend to have different trade offs combination of the algorithms and then using a voting method could work best for assigning different the correct communities. The paper does not get into to much technical detail on this but I am assuming that this would work similar <text:span text:style-name="T21">as </text:span><text:s/>random forests <text:span text:style-name="T21">are to decision trees </text:span>where <text:span text:style-name="T21">one graph algorithm would over fit thus allowing for a better generalization into future community partitions. </text:span></text:p>
      <text:p text:style-name="P1"/>
      <text:p text:style-name="P13">Choosing a Modulation Technique</text:p>
      <text:p text:style-name="P18"><text:span text:style-name="T29">Given the information provided in this paper I would mostly likely use an ensemble technique. However, ultimately it would come down to what kind of community structure I believe that I have in my data. For example, the paper </text:span><text:span text:style-name="T30">mentions that one of the major challenges that the field faces is the lack of the definition of what is a community. As such, when picking a </text:span><text:span text:style-name="T31">modulation</text:span><text:span text:style-name="T30"> scheme is seems </text:span><text:soft-page-break/><text:span text:style-name="T30">like this would be the most important idea: how are communities going to exhibit themselves in my dat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16:23:24.148207574</meta:creation-date>
    <dc:date>2021-10-19T19:37:10.908040600</dc:date>
    <meta:editing-duration>PT1H8M36S</meta:editing-duration>
    <meta:editing-cycles>6</meta:editing-cycles>
    <meta:generator>LibreOffice/6.4.7.2$Linux_X86_64 LibreOffice_project/40$Build-2</meta:generator>
    <meta:document-statistic meta:table-count="0" meta:image-count="0" meta:object-count="0" meta:page-count="4" meta:paragraph-count="40" meta:word-count="1654" meta:character-count="10046" meta:non-whitespace-character-count="8404"/>
  </office:meta>
</office:document-meta>
</file>